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11mm"/>
    </style:style>
    <style:style style:name="co2" style:family="table-column">
      <style:table-column-properties fo:break-before="auto" style:column-width="118.87mm"/>
    </style:style>
    <style:style style:name="co3" style:family="table-column">
      <style:table-column-properties fo:break-before="auto" style:column-width="49.28mm"/>
    </style:style>
    <style:style style:name="co4" style:family="table-column">
      <style:table-column-properties fo:break-before="auto" style:column-width="45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16.21mm" fo:break-before="auto" style:use-optimal-row-height="true"/>
    </style:style>
    <style:style style:name="ro4" style:family="table-row">
      <style:table-row-properties style:row-height="8.29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Workload</text:p>
          </table:table-cell>
        </table:table-row>
        <table:table-row table:style-name="ro1">
          <table:table-cell table:number-columns-repeated="2"/>
          <table:table-cell table:style-name="ce1" table:number-columns-repeated="2"/>
        </table:table-row>
        <table:table-row table:style-name="ro2">
          <table:table-cell office:value-type="string" calcext:value-type="string">
            <text:p>Standard Home Page</text:p>
          </table:table-cell>
          <table:table-cell office:value-type="string" calcext:value-type="string">
            <text:p>A simple Home page with buttons allowing the user to sign in,</text:p>
            <text:p> sign up or become a pilot. In addition to a search bar to </text:p>
            <text:p>look for flight suggestion acconrdingly to the user’s preferences.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table:style-name="ce1" table:number-columns-repeated="2"/>
        </table:table-row>
        <table:table-row table:style-name="ro3">
          <table:table-cell office:value-type="string" calcext:value-type="string">
            <text:p>Search Results List</text:p>
          </table:table-cell>
          <table:table-cell office:value-type="string" calcext:value-type="string">
            <text:p>After filling the departure aerodrom text field and specifying the flight</text:p>
            <text:p> date,  a new interface is launched to display the corresponding</text:p>
            <text:p> flights from the database. The user can then filter the list </text:p>
            <text:p>Based on the flights cost and the number of seats. 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table:style-name="ce1" table:number-columns-repeated="2"/>
        </table:table-row>
        <table:table-row table:style-name="ro4">
          <table:table-cell office:value-type="string" calcext:value-type="string">
            <text:p>Flight’s Details</text:p>
          </table:table-cell>
          <table:table-cell office:value-type="string" calcext:value-type="string">
            <text:p>After selecting an item from the results list, a new interface shows </text:p>
            <text:p>all the necessary selected flight’s details.  </text:p>
          </table:table-cell>
          <table:table-cell table:style-name="ce1"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Sign Up Form</text:p>
          </table:table-cell>
          <table:table-cell office:value-type="string" calcext:value-type="string">
            <text:p>A form that a user fills in order to sign up and get registered in our</text:p>
            <text:p> ChuChuFly database. 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Become Pilot Form</text:p>
          </table:table-cell>
          <table:table-cell office:value-type="string" calcext:value-type="string">
            <text:p>A second form that needs more information to be filled when a</text:p>
            <text:p> passenger already registered wants to upgrade to pilot status, </text:p>
            <text:p>Or a non-logged-in user to sign up as pilot at once. 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4">
          <table:table-cell office:value-type="string" calcext:value-type="string">
            <text:p>Sign In Form</text:p>
          </table:table-cell>
          <table:table-cell office:value-type="string" calcext:value-type="string">
            <text:p>A simple form of email address and password to fill by the user in </text:p>
            <text:p>order to start a session.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Reservation Form</text:p>
          </table:table-cell>
          <table:table-cell office:value-type="string" calcext:value-type="string">
            <text:p>When the user finds the convenient flight, he needs to fill a new form </text:p>
            <text:p>if he’d like to book it. The user can pay for the booked seats at </text:p>
            <text:p>The moment of making a reservation or later before the flight’s departure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servation-edit Form</text:p>
          </table:table-cell>
          <table:table-cell office:value-type="string" calcext:value-type="string">
            <text:p>A pre-filled form with the old reservation information to be updated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servation List</text:p>
          </table:table-cell>
          <table:table-cell office:value-type="string" calcext:value-type="string">
            <text:p>Display of a specific user’s list of reservations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5">
          <table:table-cell office:value-type="string" calcext:value-type="string">
            <text:p>Notification System</text:p>
          </table:table-cell>
          <table:table-cell office:value-type="string" calcext:value-type="string">
            <text:p>After making a reservation, the passenger has a new message </text:p>
            <text:p>Informing him that his booking is under verification and that he </text:p>
            <text:p>shall wait for a confirmation from the pilot. The pilot has also a </text:p>
            <text:p>Notification informing him of the new booking he’s got to </text:p>
            <text:p>confirm or decline.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Alert System</text:p>
          </table:table-cell>
          <table:table-cell office:value-type="string" calcext:value-type="string">
            <text:p>When a notification or a message is sent to th user, a corresponding </text:p>
            <text:p> email is also sent to make sure the user is informed.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Notifications interface</text:p>
          </table:table-cell>
          <table:table-cell office:value-type="string" calcext:value-type="string">
            <text:p>A view listing the user’s sent and received messages, with the </text:p>
            <text:p>Possibility of writing new ones.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Profile-edit Form</text:p>
          </table:table-cell>
          <table:table-cell office:value-type="string" calcext:value-type="string">
            <text:p>A pre-filled form with the old data to be updated with accordingly </text:p>
            <text:p>To the user’s wishes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rofile Details</text:p>
          </table:table-cell>
          <table:table-cell office:value-type="string" calcext:value-type="string">
            <text:p>Display a profile details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6">
          <table:table-cell office:value-type="string" calcext:value-type="string">
            <text:p>Verify Profile</text:p>
          </table:table-cell>
          <table:table-cell office:value-type="string" calcext:value-type="string">
            <text:p>A view where the user can upload his identity to be checked and make</text:p>
            <text:p> His profile verified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dd Flight Form</text:p>
          </table:table-cell>
          <table:table-cell office:value-type="string" calcext:value-type="string">
            <text:p>A form that allows only a pilot to planify a new flight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Update Flight Form </text:p>
          </table:table-cell>
          <table:table-cell office:value-type="string" calcext:value-type="string">
            <text:p>A pre-filled form with the old flight information to be updated by the pilot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09:46:57.938483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9:19:49.101244871</meta:creation-date>
    <dc:date>2019-03-01T10:57:49.487922293</dc:date>
    <meta:editing-duration>PT56M53S</meta:editing-duration>
    <meta:editing-cycles>2</meta:editing-cycles>
    <meta:generator>LibreOffice/6.0.7.3$Linux_X86_64 LibreOffice_project/00m0$Build-3</meta:generator>
    <meta:document-statistic meta:table-count="1" meta:cell-count="38" meta:object-count="0"/>
  </office:meta>
</office:document-meta>
</file>